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7.59cm" table:align="margins" style:writing-mode="lr-tb"/>
    </style:style>
    <style:style style:name="Table2.A" style:family="table-column">
      <style:table-column-properties style:column-width="2.198cm" style:rel-column-width="8191*"/>
    </style:style>
    <style:style style:name="Table2.H" style:family="table-column">
      <style:table-column-properties style:column-width="2.2cm" style:rel-column-width="8198*"/>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writing-mode="lr-tb"/>
    </style:style>
    <style:style style:name="Table3.A" style:family="table-column">
      <style:table-column-properties style:column-width="2.198cm" style:rel-column-width="8191*"/>
    </style:style>
    <style:style style:name="Table3.H" style:family="table-column">
      <style:table-column-properties style:column-width="2.2cm" style:rel-column-width="8198*"/>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writing-mode="lr-tb"/>
    </style:style>
    <style:style style:name="Table6.A" style:family="table-column">
      <style:table-column-properties style:column-width="2.198cm" style:rel-column-width="8191*"/>
    </style:style>
    <style:style style:name="Table6.H" style:family="table-column">
      <style:table-column-properties style:column-width="2.2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writing-mode="lr-tb"/>
    </style:style>
    <style:style style:name="Table4.A" style:family="table-column">
      <style:table-column-properties style:column-width="2.198cm" style:rel-column-width="8191*"/>
    </style:style>
    <style:style style:name="Table4.H" style:family="table-column">
      <style:table-column-properties style:column-width="2.2cm" style:rel-column-width="8198*"/>
    </style:style>
    <style:style style:name="Table4.A1" style:family="table-cell">
      <style:table-cell-properties fo:padding="0.097cm" fo:border-left="0.05pt solid #000000" fo:border-right="none" fo:border-top="0.05pt solid #000000" fo:border-bottom="0.05pt solid #000000"/>
    </style:style>
    <style:style style:name="Table4.H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writing-mode="lr-tb"/>
    </style:style>
    <style:style style:name="Table8.A" style:family="table-column">
      <style:table-column-properties style:column-width="2.198cm" style:rel-column-width="8191*"/>
    </style:style>
    <style:style style:name="Table8.H" style:family="table-column">
      <style:table-column-properties style:column-width="2.2cm" style:rel-column-width="8198*"/>
    </style:style>
    <style:style style:name="Table8.A1" style:family="table-cell">
      <style:table-cell-properties fo:padding="0.097cm" fo:border-left="0.05pt solid #000000" fo:border-right="none" fo:border-top="0.05pt solid #000000" fo:border-bottom="0.05pt solid #000000"/>
    </style:style>
    <style:style style:name="Table8.H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H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2.198cm" style:rel-column-width="8191*"/>
    </style:style>
    <style:style style:name="Table9.H" style:family="table-column">
      <style:table-column-properties style:column-width="2.2cm" style:rel-column-width="8198*"/>
    </style:style>
    <style:style style:name="Table9.A1" style:family="table-cell">
      <style:table-cell-properties fo:padding="0.097cm" fo:border-left="0.05pt solid #000000" fo:border-right="none" fo:border-top="0.05pt solid #000000" fo:border-bottom="0.05pt solid #000000"/>
    </style:style>
    <style:style style:name="Table9.H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H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writing-mode="lr-tb"/>
    </style:style>
    <style:style style:name="Table10.A" style:family="table-column">
      <style:table-column-properties style:column-width="2.198cm" style:rel-column-width="8191*"/>
    </style:style>
    <style:style style:name="Table10.H" style:family="table-column">
      <style:table-column-properties style:column-width="2.2cm" style:rel-column-width="8198*"/>
    </style:style>
    <style:style style:name="Table10.A1" style:family="table-cell">
      <style:table-cell-properties fo:padding="0.097cm" fo:border-left="0.05pt solid #000000" fo:border-right="none" fo:border-top="0.05pt solid #000000" fo:border-bottom="0.05pt solid #000000"/>
    </style:style>
    <style:style style:name="Table10.H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writing-mode="lr-tb"/>
    </style:style>
    <style:style style:name="Table11.A" style:family="table-column">
      <style:table-column-properties style:column-width="2.198cm" style:rel-column-width="8191*"/>
    </style:style>
    <style:style style:name="Table11.H" style:family="table-column">
      <style:table-column-properties style:column-width="2.2cm" style:rel-column-width="8198*"/>
    </style:style>
    <style:style style:name="Table11.A1" style:family="table-cell">
      <style:table-cell-properties fo:padding="0.097cm" fo:border-left="0.05pt solid #000000" fo:border-right="none" fo:border-top="0.05pt solid #000000" fo:border-bottom="0.05pt solid #000000"/>
    </style:style>
    <style:style style:name="Table11.H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G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writing-mode="lr-tb"/>
    </style:style>
    <style:style style:name="Table12.A" style:family="table-column">
      <style:table-column-properties style:column-width="2.198cm" style:rel-column-width="8191*"/>
    </style:style>
    <style:style style:name="Table12.H" style:family="table-column">
      <style:table-column-properties style:column-width="2.2cm" style:rel-column-width="8198*"/>
    </style:style>
    <style:style style:name="Table12.A1" style:family="table-cell">
      <style:table-cell-properties fo:padding="0.097cm" fo:border-left="0.05pt solid #000000" fo:border-right="none" fo:border-top="0.05pt solid #000000" fo:border-bottom="0.05pt solid #000000"/>
    </style:style>
    <style:style style:name="Table12.H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writing-mode="lr-tb"/>
    </style:style>
    <style:style style:name="Table5.A" style:family="table-column">
      <style:table-column-properties style:column-width="2.198cm" style:rel-column-width="8191*"/>
    </style:style>
    <style:style style:name="Table5.H" style:family="table-column">
      <style:table-column-properties style:column-width="2.2cm" style:rel-column-width="8198*"/>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writing-mode="lr-tb"/>
    </style:style>
    <style:style style:name="Table14.A" style:family="table-column">
      <style:table-column-properties style:column-width="2.198cm" style:rel-column-width="8191*"/>
    </style:style>
    <style:style style:name="Table14.H" style:family="table-column">
      <style:table-column-properties style:column-width="2.2cm" style:rel-column-width="8198*"/>
    </style:style>
    <style:style style:name="Table14.A1" style:family="table-cell">
      <style:table-cell-properties fo:padding="0.097cm" fo:border-left="0.05pt solid #000000" fo:border-right="none" fo:border-top="0.05pt solid #000000" fo:border-bottom="0.05pt solid #000000"/>
    </style:style>
    <style:style style:name="Table14.H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G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may-break-between-rows="false" style:writing-mode="lr-tb"/>
    </style:style>
    <style:style style:name="Table13.A" style:family="table-column">
      <style:table-column-properties style:column-width="2.198cm" style:rel-column-width="8191*"/>
    </style:style>
    <style:style style:name="Table13.H" style:family="table-column">
      <style:table-column-properties style:column-width="2.2cm" style:rel-column-width="8198*"/>
    </style:style>
    <style:style style:name="Table13.A1" style:family="table-cell">
      <style:table-cell-properties fo:padding="0.097cm" fo:border-left="0.05pt solid #000000" fo:border-right="none" fo:border-top="0.05pt solid #000000" fo:border-bottom="0.05pt solid #000000"/>
    </style:style>
    <style:style style:name="Table13.H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G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621cm" style:type="right"/>
        </style:tab-stops>
      </style:paragraph-properties>
      <style:text-properties officeooo:paragraph-rsid="00531874"/>
    </style:style>
    <style:style style:name="P7" style:family="paragraph" style:parent-style-name="Text_20_body">
      <style:paragraph-properties>
        <style:tab-stops>
          <style:tab-stop style:position="7.62cm" style:type="center"/>
          <style:tab-stop style:position="16.508cm" style:type="right"/>
        </style:tab-stops>
      </style:paragraph-properties>
    </style:style>
    <style:style style:name="P8" style:family="paragraph" style:parent-style-name="Text_20_body">
      <style:text-properties fo:font-variant="normal" fo:text-transform="none" fo:font-style="normal"/>
    </style:style>
    <style:style style:name="P9" style:family="paragraph" style:parent-style-name="Text_20_body">
      <style:text-properties fo:font-variant="normal" fo:text-transform="none" fo:font-style="normal" style:font-style-asian="italic" style:font-style-complex="italic"/>
    </style:style>
    <style:style style:name="P10" style:family="paragraph" style:parent-style-name="Text_20_body">
      <style:text-properties fo:font-variant="normal" fo:text-transform="none" fo:font-style="normal" officeooo:rsid="00284c3e" officeooo:paragraph-rsid="002f9dc3"/>
    </style:style>
    <style:style style:name="P11" style:family="paragraph" style:parent-style-name="Text_20_body">
      <style:text-properties officeooo:paragraph-rsid="00097b53"/>
    </style:style>
    <style:style style:name="P12" style:family="paragraph" style:parent-style-name="Text_20_body">
      <style:text-properties officeooo:paragraph-rsid="00449f9d"/>
    </style:style>
    <style:style style:name="P13" style:family="paragraph" style:parent-style-name="Standard">
      <style:text-properties fo:font-variant="normal" fo:text-transform="none" fo:font-style="normal"/>
    </style:style>
    <style:style style:name="P14" style:family="paragraph" style:parent-style-name="Standard">
      <style:text-properties fo:font-variant="normal" fo:text-transform="none" fo:font-style="normal" officeooo:paragraph-rsid="0025ee03"/>
    </style:style>
    <style:style style:name="P15" style:family="paragraph" style:parent-style-name="Standard">
      <style:text-properties fo:font-variant="normal" fo:text-transform="none" fo:font-style="normal" officeooo:paragraph-rsid="00071500"/>
    </style:style>
    <style:style style:name="P16" style:family="paragraph" style:parent-style-name="Standard">
      <style:text-properties fo:font-variant="normal" fo:text-transform="none" fo:font-style="normal" officeooo:paragraph-rsid="0005f8ef"/>
    </style:style>
    <style:style style:name="P17" style:family="paragraph" style:parent-style-name="Standard">
      <style:text-properties fo:font-variant="normal" fo:text-transform="none" fo:font-style="normal" officeooo:rsid="00315356" officeooo:paragraph-rsid="00309231"/>
    </style:style>
    <style:style style:name="P18" style:family="paragraph" style:parent-style-name="Standard">
      <style:text-properties fo:font-variant="normal" fo:text-transform="none" fo:font-style="normal" officeooo:rsid="00315356" officeooo:paragraph-rsid="003280a6"/>
    </style:style>
    <style:style style:name="P19" style:family="paragraph" style:parent-style-name="Standard">
      <style:text-properties officeooo:paragraph-rsid="0005f8ef"/>
    </style:style>
    <style:style style:name="P20" style:family="paragraph" style:parent-style-name="Standard">
      <style:text-properties officeooo:rsid="002387e8" officeooo:paragraph-rsid="003fa746"/>
    </style:style>
    <style:style style:name="P21" style:family="paragraph" style:parent-style-name="Standard">
      <style:text-properties officeooo:rsid="0028b60c" officeooo:paragraph-rsid="0028b60c"/>
    </style:style>
    <style:style style:name="P22" style:family="paragraph" style:parent-style-name="Standard">
      <style:text-properties officeooo:paragraph-rsid="00071500"/>
    </style:style>
    <style:style style:name="P23" style:family="paragraph" style:parent-style-name="Standard">
      <style:text-properties officeooo:paragraph-rsid="0025ee03"/>
    </style:style>
    <style:style style:name="P24" style:family="paragraph" style:parent-style-name="Standard">
      <style:text-properties officeooo:paragraph-rsid="001df206"/>
    </style:style>
    <style:style style:name="P25" style:family="paragraph" style:parent-style-name="Standard">
      <style:text-properties officeooo:rsid="003c76af" officeooo:paragraph-rsid="003c76af"/>
    </style:style>
    <style:style style:name="P26" style:family="paragraph" style:parent-style-name="Table_20_Contents">
      <style:text-properties fo:font-size="11pt" officeooo:paragraph-rsid="004f35f5" style:font-size-asian="11pt" style:font-size-complex="11pt"/>
    </style:style>
    <style:style style:name="P27" style:family="paragraph" style:parent-style-name="Table_20_Contents">
      <style:paragraph-properties fo:text-align="start" style:justify-single-word="false"/>
      <style:text-properties fo:font-size="11pt" officeooo:rsid="00208809" officeooo:paragraph-rsid="004f35f5" style:font-size-asian="11pt" style:font-size-complex="11pt"/>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ize="10pt" officeooo:paragraph-rsid="0005f8ef" style:font-size-asian="10pt" style:font-size-complex="10pt"/>
    </style:style>
    <style:style style:name="P30" style:family="paragraph" style:parent-style-name="Table_20_Contents">
      <style:paragraph-properties fo:text-align="center" style:justify-single-word="false"/>
      <style:text-properties officeooo:rsid="00208809" officeooo:paragraph-rsid="0005f8ef"/>
    </style:style>
    <style:style style:name="P31" style:family="paragraph" style:parent-style-name="Table_20_Contents">
      <style:text-properties officeooo:paragraph-rsid="0005f8ef"/>
    </style:style>
    <style:style style:name="P32" style:family="paragraph" style:parent-style-name="Table_20_Contents">
      <style:text-properties officeooo:paragraph-rsid="00097b53"/>
    </style:style>
    <style:style style:name="P33" style:family="paragraph" style:parent-style-name="Table_20_Contents">
      <style:text-properties officeooo:rsid="00223058" officeooo:paragraph-rsid="00097b53"/>
    </style:style>
    <style:style style:name="P34" style:family="paragraph" style:parent-style-name="Table_20_Contents">
      <style:text-properties officeooo:paragraph-rsid="0025ee03"/>
    </style:style>
    <style:style style:name="P3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6" style:family="paragraph" style:parent-style-name="Text_20_body">
      <loext:graphic-properties draw:fill="none"/>
      <style:paragraph-properties fo:margin-left="0cm" fo:margin-right="0cm" fo:margin-top="0cm" fo:margin-bottom="0.3cm" style:contextual-spacing="false" fo:orphans="2" fo:widows="2" fo:text-indent="0cm" style:auto-text-indent="false" fo:background-color="transparent" style:writing-mode="lr-tb"/>
      <style:text-properties fo:font-variant="normal" fo:text-transform="none" fo:font-style="normal" officeooo:paragraph-rsid="00097b53"/>
    </style:style>
    <style:style style:name="P37" style:family="paragraph" style:parent-style-name="Standard">
      <style:paragraph-properties fo:break-before="page"/>
    </style:style>
    <style:style style:name="P38" style:family="paragraph" style:parent-style-name="Table_20_Heading">
      <style:text-properties officeooo:paragraph-rsid="0005f8ef"/>
    </style:style>
    <style:style style:name="P39" style:family="paragraph" style:parent-style-name="Table_20_Heading">
      <style:text-properties officeooo:paragraph-rsid="00097b53"/>
    </style:style>
    <style:style style:name="P40" style:family="paragraph" style:parent-style-name="Table_20_Heading">
      <style:text-properties officeooo:paragraph-rsid="0025ee03"/>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59cm" style:type="right" style:leader-style="dotted" style:leader-text="."/>
        </style:tab-stops>
      </style:paragraph-properties>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59cm" style:type="right" style:leader-style="dotted" style:leader-text="."/>
        </style:tab-stops>
      </style:paragraph-properties>
    </style:style>
    <style:style style:name="P45" style:family="paragraph" style:parent-style-name="Heading_20_1" style:master-page-name="First_20_Page">
      <style:paragraph-properties style:page-number="auto"/>
    </style:style>
    <style:style style:name="P46" style:family="paragraph" style:parent-style-name="Heading_20_2">
      <style:text-properties officeooo:rsid="0038cfa8" officeooo:paragraph-rsid="0005f8ef"/>
    </style:style>
    <style:style style:name="P47" style:family="paragraph" style:parent-style-name="Heading_20_2">
      <style:text-properties officeooo:paragraph-rsid="0005f8ef"/>
    </style:style>
    <style:style style:name="P48" style:family="paragraph" style:parent-style-name="Heading_20_2">
      <style:text-properties officeooo:paragraph-rsid="0025ee03"/>
    </style:style>
    <style:style style:name="P49" style:family="paragraph" style:parent-style-name="Heading_20_2">
      <style:text-properties officeooo:rsid="00223058" officeooo:paragraph-rsid="00097b53"/>
    </style:style>
    <style:style style:name="P50" style:family="paragraph" style:parent-style-name="Heading_20_2">
      <style:text-properties officeooo:rsid="002ea5e6" officeooo:paragraph-rsid="00071500"/>
    </style:style>
    <style:style style:name="P51" style:family="paragraph" style:parent-style-name="Heading_20_2">
      <style:text-properties officeooo:rsid="00284c3e" officeooo:paragraph-rsid="00071500"/>
    </style:style>
    <style:style style:name="P52" style:family="paragraph" style:parent-style-name="Heading_20_2">
      <style:text-properties officeooo:rsid="001df206" officeooo:paragraph-rsid="001df206"/>
    </style:style>
    <style:style style:name="P53" style:family="paragraph" style:parent-style-name="Heading_20_2">
      <style:text-properties officeooo:rsid="003a8d85" officeooo:paragraph-rsid="003a8d85"/>
    </style:style>
    <style:style style:name="P54" style:family="paragraph" style:parent-style-name="Heading_20_2">
      <style:text-properties officeooo:rsid="00071500" officeooo:paragraph-rsid="00071500"/>
    </style:style>
    <style:style style:name="P55" style:family="paragraph" style:parent-style-name="Heading_20_2" style:master-page-name="">
      <style:paragraph-properties style:page-number="auto"/>
      <style:text-properties style:use-window-font-color="true" loext:opacity="0%"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56" style:family="paragraph" style:parent-style-name="Standard" style:list-style-name="L2"/>
    <style:style style:name="P57" style:family="paragraph" style:parent-style-name="Standard" style:list-style-name="L3"/>
    <style:style style:name="P58" style:family="paragraph" style:parent-style-name="Standard" style:list-style-name="L4">
      <style:text-properties fo:font-variant="normal" fo:text-transform="none" fo:font-style="normal"/>
    </style:style>
    <style:style style:name="P59" style:family="paragraph" style:parent-style-name="Standard" style:list-style-name="L5">
      <style:text-properties officeooo:paragraph-rsid="00071500"/>
    </style:style>
    <style:style style:name="P60" style:family="paragraph" style:parent-style-name="Standard" style:list-style-name="L6">
      <style:text-properties officeooo:rsid="001e61e7" officeooo:paragraph-rsid="001e61e7"/>
    </style:style>
    <style:style style:name="P61" style:family="paragraph" style:parent-style-name="Standard" style:list-style-name="L6">
      <style:text-properties officeooo:rsid="002387e8" officeooo:paragraph-rsid="001e61e7"/>
    </style:style>
    <style:style style:name="P62" style:family="paragraph" style:parent-style-name="Text_20_body" style:list-style-name="L1"/>
    <style:style style:name="P63" style:family="paragraph" style:parent-style-name="Text_20_body" style:list-style-name="L1">
      <style:text-properties officeooo:paragraph-rsid="002a1359"/>
    </style:style>
    <style:style style:name="T1" style:family="text">
      <style:text-properties officeooo:rsid="00494889"/>
    </style:style>
    <style:style style:name="T2" style:family="text">
      <style:text-properties officeooo:rsid="0007b250"/>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officeooo:rsid="0041c379"/>
    </style:style>
    <style:style style:name="T6" style:family="text">
      <style:text-properties officeooo:rsid="002cd329"/>
    </style:style>
    <style:style style:name="T7"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13" style:family="text">
      <style:text-properties officeooo:rsid="002ba82d"/>
    </style:style>
    <style:style style:name="T14" style:family="text">
      <style:text-properties officeooo:rsid="000daf29"/>
    </style:style>
    <style:style style:name="T15" style:family="text">
      <style:text-properties officeooo:rsid="0005f8ef"/>
    </style:style>
    <style:style style:name="T16" style:family="text">
      <style:text-properties officeooo:rsid="000f9805"/>
    </style:style>
    <style:style style:name="T17" style:family="text">
      <style:text-properties style:text-underline-style="none" style:font-style-asian="normal" style:font-style-complex="normal"/>
    </style:style>
    <style:style style:name="T18" style:family="text">
      <style:text-properties fo:font-size="10pt" style:font-size-asian="10pt" style:font-size-complex="10pt"/>
    </style:style>
    <style:style style:name="T19" style:family="text">
      <style:text-properties fo:font-size="10pt" officeooo:rsid="0005f8ef" style:font-size-asian="10pt" style:font-size-complex="10pt"/>
    </style:style>
    <style:style style:name="T20" style:family="text">
      <style:text-properties fo:font-size="10pt" officeooo:rsid="0038cfa8" style:font-size-asian="10pt" style:font-size-complex="10pt"/>
    </style:style>
    <style:style style:name="T21" style:family="text">
      <style:text-properties fo:font-variant="normal" fo:text-transform="none" fo:font-style="normal"/>
    </style:style>
    <style:style style:name="T22" style:family="text">
      <style:text-properties fo:font-variant="normal" fo:text-transform="none" fo:font-style="normal" officeooo:rsid="001df206" style:font-style-asian="normal" style:font-style-complex="normal"/>
    </style:style>
    <style:style style:name="T23" style:family="text">
      <style:text-properties fo:font-variant="normal" fo:text-transform="none" fo:font-style="normal" officeooo:rsid="002f9dc3" style:font-style-asian="normal" style:font-style-complex="normal"/>
    </style:style>
    <style:style style:name="T24" style:family="text">
      <style:text-properties fo:font-variant="normal" fo:text-transform="none" fo:font-style="normal" officeooo:rsid="003c76af" style:font-style-asian="normal" style:font-style-complex="normal"/>
    </style:style>
    <style:style style:name="T25" style:family="text">
      <style:text-properties fo:font-variant="normal" fo:text-transform="none" fo:font-style="normal" officeooo:rsid="00449f9d" style:font-style-asian="normal" style:font-style-complex="normal"/>
    </style:style>
    <style:style style:name="T26" style:family="text">
      <style:text-properties fo:font-variant="normal" fo:text-transform="none" fo:font-style="normal" officeooo:rsid="00284c3e" style:font-style-asian="normal" style:font-style-complex="normal"/>
    </style:style>
    <style:style style:name="T27" style:family="text">
      <style:text-properties fo:font-variant="normal" fo:text-transform="none" fo:font-style="normal" officeooo:rsid="0036f693" style:font-style-asian="normal" style:font-style-complex="normal"/>
    </style:style>
    <style:style style:name="T28" style:family="text">
      <style:text-properties fo:font-variant="normal" fo:text-transform="none" fo:font-style="normal" officeooo:rsid="0025ee03"/>
    </style:style>
    <style:style style:name="T29" style:family="text">
      <style:text-properties fo:font-variant="normal" fo:text-transform="none" fo:font-style="normal" officeooo:rsid="00281d95"/>
    </style:style>
    <style:style style:name="T30" style:family="text">
      <style:text-properties fo:font-variant="normal" fo:text-transform="none" fo:font-style="normal" officeooo:rsid="0038cfa8"/>
    </style:style>
    <style:style style:name="T31" style:family="text">
      <style:text-properties fo:font-variant="normal" fo:text-transform="none" fo:font-style="normal" officeooo:rsid="003ab6fe"/>
    </style:style>
    <style:style style:name="T32" style:family="text">
      <style:text-properties fo:font-variant="normal" fo:text-transform="none" fo:font-style="normal" officeooo:rsid="00470b98"/>
    </style:style>
    <style:style style:name="T33" style:family="text">
      <style:text-properties fo:font-variant="normal" fo:text-transform="none" fo:font-style="normal" officeooo:rsid="00266d3f"/>
    </style:style>
    <style:style style:name="T34" style:family="text">
      <style:text-properties fo:font-variant="normal" fo:text-transform="none" fo:font-style="normal" style:text-underline-style="solid" style:text-underline-width="auto" style:text-underline-color="font-color" officeooo:rsid="0043dacc"/>
    </style:style>
    <style:style style:name="T35" style:family="text">
      <style:text-properties fo:font-variant="normal" fo:text-transform="none" fo:font-style="normal" style:text-underline-style="solid" style:text-underline-width="auto" style:text-underline-color="font-color" officeooo:rsid="0020639e"/>
    </style:style>
    <style:style style:name="T36" style:family="text">
      <style:text-properties fo:font-variant="normal" fo:text-transform="none" fo:font-style="normal" officeooo:rsid="0043dacc"/>
    </style:style>
    <style:style style:name="T37" style:family="text">
      <style:text-properties fo:font-variant="normal" fo:text-transform="none" fo:font-style="normal" officeooo:rsid="0027185f"/>
    </style:style>
    <style:style style:name="T38" style:family="text">
      <style:text-properties fo:font-variant="normal" fo:text-transform="none" fo:font-style="normal" officeooo:rsid="0020639e"/>
    </style:style>
    <style:style style:name="T39" style:family="text">
      <style:text-properties fo:font-variant="normal" fo:text-transform="none" fo:font-style="normal" officeooo:rsid="001f1680"/>
    </style:style>
    <style:style style:name="T40" style:family="text">
      <style:text-properties fo:font-variant="normal" fo:text-transform="none" fo:font-style="normal" officeooo:rsid="002e09ee"/>
    </style:style>
    <style:style style:name="T41" style:family="text">
      <style:text-properties fo:font-variant="normal" fo:text-transform="none" fo:font-style="normal" officeooo:rsid="002f1c3e"/>
    </style:style>
    <style:style style:name="T42" style:family="text">
      <style:text-properties fo:font-variant="normal" fo:text-transform="none" fo:font-style="normal" officeooo:rsid="00510e30"/>
    </style:style>
    <style:style style:name="T43" style:family="text">
      <style:text-properties fo:font-variant="normal" fo:text-transform="none" fo:font-style="normal" officeooo:rsid="00223058"/>
    </style:style>
    <style:style style:name="T44" style:family="text">
      <style:text-properties fo:font-variant="normal" fo:text-transform="none" fo:font-style="normal" officeooo:rsid="003f04a8"/>
    </style:style>
    <style:style style:name="T45" style:family="text">
      <style:text-properties fo:font-variant="normal" fo:text-transform="none" style:use-window-font-color="true" loext:opacity="0%"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46" style:family="text">
      <style:text-properties fo:font-variant="normal" fo:text-transform="none" style:use-window-font-color="true" loext:opacity="0%" style:font-name="Times New Roman" fo:font-size="12pt" fo:language="en" fo:country="US" fo:font-style="normal" officeooo:rsid="002202bf" style:font-name-asian="Times New Roman" style:font-size-asian="12pt" style:font-style-asian="normal" style:font-name-complex="Times New Roman" style:font-size-complex="12pt" style:language-complex="ar" style:country-complex="SA" style:font-style-complex="normal"/>
    </style:style>
    <style:style style:name="T47" style:family="text">
      <style:text-properties officeooo:rsid="001c31d5"/>
    </style:style>
    <style:style style:name="T48" style:family="text">
      <style:text-properties officeooo:rsid="003e36ff"/>
    </style:style>
    <style:style style:name="T49" style:family="text">
      <style:text-properties officeooo:rsid="00284c3e"/>
    </style:style>
    <style:style style:name="T50" style:family="text">
      <style:text-properties officeooo:rsid="0036f693"/>
    </style:style>
    <style:style style:name="T51" style:family="text">
      <style:text-properties officeooo:rsid="0020639e"/>
    </style:style>
    <style:style style:name="T52" style:family="text">
      <style:text-properties officeooo:rsid="0042c681"/>
    </style:style>
    <style:style style:name="T53" style:family="text">
      <style:text-properties officeooo:rsid="001e61e7"/>
    </style:style>
    <style:style style:name="T54" style:family="text">
      <style:text-properties officeooo:rsid="002f9dc3"/>
    </style:style>
    <style:style style:name="T55" style:family="text">
      <style:text-properties officeooo:rsid="0038cfa8"/>
    </style:style>
    <style:style style:name="T56" style:family="text">
      <style:text-properties officeooo:rsid="003ab6fe"/>
    </style:style>
    <style:style style:name="T57" style:family="text">
      <style:text-properties officeooo:rsid="00223058"/>
    </style:style>
    <style:style style:name="T58" style:family="text">
      <style:text-properties officeooo:rsid="004c237e"/>
    </style:style>
    <style:style style:name="T59" style:family="text">
      <style:text-properties officeooo:rsid="00139c4e"/>
    </style:style>
    <style:style style:name="T60" style:family="text">
      <style:text-properties officeooo:rsid="00207531"/>
    </style:style>
    <style:style style:name="T61" style:family="text">
      <style:text-properties officeooo:rsid="0025ee03"/>
    </style:style>
    <style:style style:name="T62" style:family="text">
      <style:text-properties officeooo:rsid="002a1359"/>
    </style:style>
    <style:style style:name="T63" style:family="text">
      <style:text-properties officeooo:rsid="002f1c3e"/>
    </style:style>
    <style:style style:name="T64" style:family="text">
      <style:text-properties officeooo:rsid="003093b5"/>
    </style:style>
    <style:style style:name="T65" style:family="text">
      <style:text-properties officeooo:rsid="003280a6"/>
    </style:style>
    <style:style style:name="T66" style:family="text">
      <style:text-properties officeooo:rsid="0034338f"/>
    </style:style>
    <style:style style:name="T67" style:family="text">
      <style:text-properties officeooo:rsid="003a8d85"/>
    </style:style>
    <style:style style:name="T68" style:family="text">
      <style:text-properties officeooo:rsid="003fa746"/>
    </style:style>
    <style:style style:name="T69" style:family="text">
      <style:text-properties officeooo:rsid="003ffc98"/>
    </style:style>
    <style:style style:name="T70" style:family="text">
      <style:text-properties officeooo:rsid="00403b50"/>
    </style:style>
    <style:style style:name="T71" style:family="text">
      <style:text-properties officeooo:rsid="00510e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bookmark-start text:name="__RefHeading___Toc13970_1060902120"/>Introduction (Informative)<text:bookmark-end text:name="__RefHeading___Toc13970_1060902120"/></text:h>
      <text:p text:style-name="Text_20_body"><text:span text:style-name="T6">“Fast clock” is a model railroading concept, where the layout is modeling a particular time, which can then be used for various purposes, such as running trains according to a timetable, or displaying lighting effects based on time of day. </text:span>A layout control bus can do a number of useful things with <text:span text:style-name="T6">the modeled time</text:span> information:</text:p>
      <text:list xml:id="list302983892" text:style-name="L1">
        <text:list-item>
          <text:p text:style-name="P62">Connect a number of clock displays to keep them synchronized.</text:p>
        </text:list-item>
        <text:list-item>
          <text:p text:style-name="P62">Provide time displays on plug-in devices, e.g. throttles.</text:p>
        </text:list-item>
        <text:list-item>
          <text:p text:style-name="P63">Provide cueing for time-based occurrences, such as lights turning on and off at specific modeled times.</text:p>
        </text:list-item>
      </text:list>
      <text:p text:style-name="Text_20_body">Generally, existing fast clock systems have one unit that produces time information, here called a clock generator, and one or more units that consume it. <text:span text:style-name="T14">It is</text:span> typically <text:span text:style-name="T14">sufficient to </text:span>report minutes, not seconds or finer time divisions. Some existing fast clock systems track a day/date in addition to time. </text:p>
      <text:p text:style-name="Text_20_body">Fast clocks run at various rates, and can be controlled by the user either at the clock generator or from other locations. Some fast clock systems broadcast run/stop and rate information, which can also be useful when interpolating within a fast-minute <text:span text:style-name="T15">or between time broadcasting messages</text:span>.</text:p>
      <text:p text:style-name="Text_20_body"><text:span text:style-name="T14">The </text:span>OpenLCB <text:span text:style-name="T14">protocol presented in this document </text:span>broadcasts time information by producing <text:span text:style-name="T14">e</text:span>vent<text:span text:style-name="T14">s</text:span> <text:span text:style-name="T14">with a specific structure of ID</text:span>s, correspond<text:span text:style-name="T14">ing</text:span> to specific times with<text:span text:style-name="T66">in</text:span> the day, for example “08:10”. <text:span text:style-name="T16">This allows</text:span> consumers to react to time-of-day. The year and date are handled separately for those installations that choose to use it.</text:p>
      <text:h text:style-name="Heading_20_1" text:outline-level="1"><text:bookmark-start text:name="__RefHeading___Toc13972_1060902120"/>Intended Use (Informative)<text:bookmark-end text:name="__RefHeading___Toc13972_1060902120"/></text:h>
      <text:p text:style-name="Text_20_body">The primary use of this information is to display <text:span text:style-name="T15">time</text:span> on clock faces around the layout.</text:p>
      <text:p text:style-name="P8">Since remote control of the fast clock is desired, a protocol for setting <text:span text:style-name="T15">up the time producer </text:span>using produced and consumed events is defined. This makes it possible for throttles and other <text:span text:style-name="T16">nodes with </text:span>user interface to have a general fast-clock-control capability built in.</text:p>
      <text:p text:style-name="P9">In addition, simple nodes can use specific EventIDs to trigger their actions at specific times. For example, lights in buildings in a model town can be sequenced to come on at various times by configuring consumers in a node to react to time events by changing output lines. <text:span text:style-name="T15">Most importantly, in this use case, the consuming node does not need to be aware that the event is related to time.</text:span></text:p>
      <text:h text:style-name="Heading_20_1" text:outline-level="1"><text:bookmark-start text:name="__RefHeading___Toc13974_1060902120"/><text:soft-page-break/>References and Context (Normative)<text:bookmark-end text:name="__RefHeading___Toc13974_1060902120"/></text:h>
      <text:p text:style-name="Standard">This specification is in the context of the following OpenLCB-CAN Standards:</text:p>
      <text:list xml:id="list459166506" text:style-name="L2">
        <text:list-item>
          <text:p text:style-name="P56">OpenLCB Event Transport Standard, which defines messages for transporting Event IDs and identifying producers and consumers.</text:p>
        </text:list-item>
        <text:list-item>
          <text:p text:style-name="P56">The OpenLCB Event Identifiers Standard, which defines the format and content of Event IDs including the class of Well-Known Event IDs and Automatically-Routed Event IDs.</text:p>
        </text:list-item>
        <text:list-item>
          <text:p text:style-name="P56">OpenLCB Unique Identifiers Standard, <text:span text:style-name="T8">which</text:span> defines <text:span text:style-name="T8">the allocation of OpenLCB 48-bit unique identifiers. </text:span></text:p>
        </text:list-item>
      </text:list>
      <text:p text:style-name="Standard">For more information on format and presentation, see: </text:p>
      <text:list xml:id="list2876307254" text:style-name="L3">
        <text:list-item>
          <text:p text:style-name="P57">OpenLCB Common Information Technical Note</text:p>
        </text:list-item>
      </text:list>
      <text:h text:style-name="Heading_20_1" text:outline-level="1"><text:bookmark-start text:name="__RefHeading___Toc13976_1060902120"/>Message Formats (Normative)<text:bookmark-end text:name="__RefHeading___Toc13976_1060902120"/></text:h>
      <text:p text:style-name="P13">This Standard defines a number of Event IDs.</text:p>
      <text:p text:style-name="P13">The upper six bytes of the event IDs defined in the following subsections shall be one of the following:</text:p>
      <text:list xml:id="list3227693046" text:style-name="L4">
        <text:list-item>
          <text:p text:style-name="P58">01.01.00.00.01.00 – referred to as “Default Fast Clock”</text:p>
        </text:list-item>
        <text:list-item>
          <text:p text:style-name="P58">01.01.00.00.01.01 – referred to as “Default Real-time Clock”</text:p>
        </text:list-item>
        <text:list-item>
          <text:p text:style-name="P58">01.01.00.00.01.02 – referred to as “Alternate Clock 1”</text:p>
        </text:list-item>
        <text:list-item>
          <text:p text:style-name="P58">01.01.00.00.01.<text:span text:style-name="T17">03 – referred to as “Alternate Clock 2”</text:span></text:p>
        </text:list-item>
        <text:list-item>
          <text:p text:style-name="P58">a valid unique ID under the control of the manufacturer of the clock generator node</text:p>
        </text:list-item>
        <text:list-item>
          <text:p text:style-name="P58">a valid <text:span text:style-name="T16">u</text:span>nique ID under the control of the person or organization configuring the clock generator node </text:p>
        </text:list-item>
      </text:list>
      <text:p text:style-name="P13">The upper six bytes are referred to as the “Specific Upper Part” in the subsections below.</text:p>
      <text:h text:style-name="Heading_20_2" text:outline-level="2"><text:bookmark-start text:name="__RefHeading___Toc13978_1060902120"/>Report Time Event ID<text:bookmark-end text:name="__RefHeading___Toc13978_1060902120"/></text:h>
      <table:table table:name="Table2" table:style-name="Table2">
        <table:table-column table:style-name="Table2.A" table:number-columns-repeated="7"/>
        <table:table-column table:style-name="Table2.H"/>
        <table:table-header-rows>
          <table:table-row table:style-name="TableLine140721661249440">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style-name="TableLine140721758367024">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P26">0<text:span text:style-name="T15">x00+Hours 0x00-0x17</text:span></text:p>
          </table:table-cell>
          <table:table-cell table:style-name="Table2.H2" office:value-type="string">
            <text:p text:style-name="Table_20_Contents">Minutes<text:line-break/>0-59</text:p>
          </table:table-cell>
        </table:table-row>
      </table:table>
      <text:p text:style-name="P13">The upper nibble of byte 6 is only 0 or 1, which <text:span text:style-name="T71">is</text:span> used to distinguish this format.</text:p>
      <text:p text:style-name="P17">These event IDs represent time in 24-hour format, i.e. <text:span text:style-name="T64">byte 6</text:span> values <text:span text:style-name="T64">of </text:span>0–11 represent a.m. time, and <text:span text:style-name="T64">values of </text:span>12–23 represent p.m. time.</text:p>
      <text:h text:style-name="Heading_20_2" text:outline-level="2"><text:bookmark-start text:name="__RefHeading___Toc13980_1060902120"/><text:soft-page-break/>Report Date Event ID<text:bookmark-end text:name="__RefHeading___Toc13980_1060902120"/></text:h>
      <table:table table:name="Table3" table:style-name="Table3">
        <table:table-column table:style-name="Table3.A" table:number-columns-repeated="7"/>
        <table:table-column table:style-name="Table3.H"/>
        <table:table-header-rows>
          <table:table-row table:style-name="TableLine140721757740992">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style-name="TableLine140721301710096">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span text:style-name="T18">0x</text:span><text:span text:style-name="T19">2</text:span><text:span text:style-name="T18">0+Month</text:span><text:line-break/><text:span text:style-name="T18">0x</text:span><text:span text:style-name="T19">2</text:span><text:span text:style-name="T18">1-0x</text:span><text:span text:style-name="T19">2</text:span><text:span text:style-name="T18">C</text:span></text:p>
          </table:table-cell>
          <table:table-cell table:style-name="Table3.H2" office:value-type="string">
            <text:p text:style-name="P28">Day<text:line-break/>1-31</text:p>
          </table:table-cell>
        </table:table-row>
      </table:table>
      <text:p text:style-name="P13">The upper nibble of byte 6 is <text:span text:style-name="T15">2</text:span>, which <text:span text:style-name="T71">is</text:span> used to distinguish this format.</text:p>
      <text:h text:style-name="Heading_20_2" text:outline-level="2"><text:bookmark-start text:name="__RefHeading___Toc13982_1060902120"/>Report Year Event ID<text:bookmark-end text:name="__RefHeading___Toc13982_1060902120"/></text:h>
      <table:table table:name="Table6" table:style-name="Table6">
        <table:table-column table:style-name="Table6.A" table:number-columns-repeated="7"/>
        <table:table-column table:style-name="Table6.H"/>
        <table:table-header-rows>
          <table:table-row table:style-name="TableLine140721301619056">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style-name="TableLine140721302519200">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13">The upper nibble of byte 6 is 3, which <text:span text:style-name="T71">is</text:span> used to distinguish this format. </text:p>
      <text:p text:style-name="P13">The lower twelve bits are the year, 0AD to 4095AD. </text:p>
      <text:h text:style-name="Heading_20_2" text:outline-level="2"><text:bookmark-start text:name="__RefHeading___Toc13984_1060902120"/>Report Rate Event ID<text:bookmark-end text:name="__RefHeading___Toc13984_1060902120"/></text:h>
      <table:table table:name="Table4" table:style-name="Table4">
        <table:table-column table:style-name="Table4.A" table:number-columns-repeated="7"/>
        <table:table-column table:style-name="Table4.H"/>
        <table:table-header-rows>
          <table:table-row table:style-name="TableLine140721302405616">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style-name="TableLine140721020906848">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span text:style-name="T15">4</text:span>000+Rate</text:p>
          </table:table-cell>
          <table:covered-table-cell/>
        </table:table-row>
      </table:table>
      <text:p text:style-name="P8">The upper nibble of byte 6 is <text:span text:style-name="T15">4</text:span>, which <text:span text:style-name="T71">is</text:span> used to distinguish this format. </text:p>
      <text:p text:style-name="Text_20_body"><text:span text:style-name="T21">Rate is a 12 bit signed fixed point rrrrrrrrrr.rr, -</text:span><text:span text:style-name="T40">512.00, </text:span><text:span text:style-name="T21">-511.75, </text:span><text:span text:style-name="T45">…</text:span><text:span text:style-name="T21">, -1.00, </text:span><text:span text:style-name="T45">…</text:span><text:span text:style-name="T21">, -</text:span><text:span text:style-name="T39">0</text:span><text:span text:style-name="T21">.25, 0.0, 0.25, 0.50, ..., 511.75</text:span></text:p>
      <text:h text:style-name="P46" text:outline-level="2"><text:bookmark-start text:name="__RefHeading___Toc13986_1060902120"/>Set Time Event ID<text:bookmark-end text:name="__RefHeading___Toc13986_1060902120"/></text:h>
      <table:table table:name="Table8" table:style-name="Table8">
        <table:table-column table:style-name="Table8.A" table:number-columns-repeated="7"/>
        <table:table-column table:style-name="Table8.H"/>
        <table:table-header-rows>
          <table:table-row table:style-name="TableLine140721021317680">
            <table:table-cell table:style-name="Table8.A1" office:value-type="string">
              <text:p text:style-name="P38">Byte 0</text:p>
            </table:table-cell>
            <table:table-cell table:style-name="Table8.A1" office:value-type="string">
              <text:p text:style-name="P38">Byte 1</text:p>
            </table:table-cell>
            <table:table-cell table:style-name="Table8.A1" office:value-type="string">
              <text:p text:style-name="P38">Byte 2</text:p>
            </table:table-cell>
            <table:table-cell table:style-name="Table8.A1" office:value-type="string">
              <text:p text:style-name="P38">Byte 3</text:p>
            </table:table-cell>
            <table:table-cell table:style-name="Table8.A1" office:value-type="string">
              <text:p text:style-name="P38">Byte 4</text:p>
            </table:table-cell>
            <table:table-cell table:style-name="Table8.A1" office:value-type="string">
              <text:p text:style-name="P38">Byte 5</text:p>
            </table:table-cell>
            <table:table-cell table:style-name="Table8.A1" office:value-type="string">
              <text:p text:style-name="P38">Byte 6</text:p>
            </table:table-cell>
            <table:table-cell table:style-name="Table8.H1" office:value-type="string">
              <text:p text:style-name="P38">Byte 7</text:p>
            </table:table-cell>
          </table:table-row>
        </table:table-header-rows>
        <table:table-row table:style-name="TableLine140721020856688">
          <table:table-cell table:style-name="Table8.A2" table:number-columns-spanned="6" office:value-type="string">
            <text:p text:style-name="P31">Specific Upper Part</text:p>
          </table:table-cell>
          <table:covered-table-cell/>
          <table:covered-table-cell/>
          <table:covered-table-cell/>
          <table:covered-table-cell/>
          <table:covered-table-cell/>
          <table:table-cell table:style-name="Table8.A2" office:value-type="string">
            <text:p text:style-name="P27">0<text:span text:style-name="T15">x80+Hours 0x80-0x97</text:span></text:p>
          </table:table-cell>
          <table:table-cell table:style-name="Table8.H2" office:value-type="string">
            <text:p text:style-name="P30">Minutes<text:line-break/>0-59</text:p>
          </table:table-cell>
        </table:table-row>
      </table:table>
      <text:p text:style-name="P19"><text:span text:style-name="T21">The upper nibble of byte 6 is only </text:span><text:span text:style-name="T30">8</text:span><text:span text:style-name="T21"> or </text:span><text:span text:style-name="T31">9</text:span><text:span text:style-name="T21">, which </text:span><text:span text:style-name="T42">is</text:span><text:span text:style-name="T21"> used to distinguish this format.</text:span></text:p>
      <text:p text:style-name="P18"><text:span text:style-name="T21">These event IDs represent time in 24-hour format, i.e. </text:span><text:span text:style-name="T64">byte 6</text:span><text:span text:style-name="T21"> values </text:span><text:span text:style-name="T64">of 0x80+(</text:span><text:span text:style-name="T21">0 </text:span><text:span text:style-name="T65">to </text:span><text:span text:style-name="T21">11</text:span><text:span text:style-name="T65">)</text:span><text:span text:style-name="T21"> represent a.m. time, and </text:span><text:span text:style-name="T64">values of 0x80+(</text:span><text:span text:style-name="T21">12 </text:span><text:span text:style-name="T65">to </text:span><text:span text:style-name="T21">23</text:span><text:span text:style-name="T65">)</text:span><text:span text:style-name="T21"> represent p.m. time.</text:span></text:p>
      <text:h text:style-name="P47" text:outline-level="2"><text:bookmark-start text:name="__RefHeading___Toc13988_1060902120"/><text:span text:style-name="T55">Set</text:span> Date Event ID<text:bookmark-end text:name="__RefHeading___Toc13988_1060902120"/></text:h>
      <table:table table:name="Table9" table:style-name="Table9">
        <table:table-column table:style-name="Table9.A" table:number-columns-repeated="7"/>
        <table:table-column table:style-name="Table9.H"/>
        <table:table-header-rows>
          <table:table-row table:style-name="TableLine140721021038592">
            <table:table-cell table:style-name="Table9.A1" office:value-type="string">
              <text:p text:style-name="P38">Byte 0</text:p>
            </table:table-cell>
            <table:table-cell table:style-name="Table9.A1" office:value-type="string">
              <text:p text:style-name="P38">Byte 1</text:p>
            </table:table-cell>
            <table:table-cell table:style-name="Table9.A1" office:value-type="string">
              <text:p text:style-name="P38">Byte 2</text:p>
            </table:table-cell>
            <table:table-cell table:style-name="Table9.A1" office:value-type="string">
              <text:p text:style-name="P38">Byte 3</text:p>
            </table:table-cell>
            <table:table-cell table:style-name="Table9.A1" office:value-type="string">
              <text:p text:style-name="P38">Byte 4</text:p>
            </table:table-cell>
            <table:table-cell table:style-name="Table9.A1" office:value-type="string">
              <text:p text:style-name="P38">Byte 5</text:p>
            </table:table-cell>
            <table:table-cell table:style-name="Table9.A1" office:value-type="string">
              <text:p text:style-name="P38">Byte 6</text:p>
            </table:table-cell>
            <table:table-cell table:style-name="Table9.H1" office:value-type="string">
              <text:p text:style-name="P38">Byte 7</text:p>
            </table:table-cell>
          </table:table-row>
        </table:table-header-rows>
        <table:table-row table:style-name="TableLine140721649883840">
          <table:table-cell table:style-name="Table9.A2" table:number-columns-spanned="6" office:value-type="string">
            <text:p text:style-name="P31">Specific Upper Part</text:p>
          </table:table-cell>
          <table:covered-table-cell/>
          <table:covered-table-cell/>
          <table:covered-table-cell/>
          <table:covered-table-cell/>
          <table:covered-table-cell/>
          <table:table-cell table:style-name="Table9.A2" office:value-type="string">
            <text:p text:style-name="P31"><text:span text:style-name="T18">0x</text:span><text:span text:style-name="T20">A</text:span><text:span text:style-name="T18">0+Month</text:span><text:line-break/><text:span text:style-name="T18">0x</text:span><text:span text:style-name="T20">A</text:span><text:span text:style-name="T18">1-0x</text:span><text:span text:style-name="T20">A</text:span><text:span text:style-name="T18">C</text:span></text:p>
          </table:table-cell>
          <table:table-cell table:style-name="Table9.H2" office:value-type="string">
            <text:p text:style-name="P29">Day<text:line-break/>1-31</text:p>
          </table:table-cell>
        </table:table-row>
      </table:table>
      <text:p text:style-name="P16"><text:soft-page-break/>The upper nibble of byte 6 is <text:span text:style-name="T56">A</text:span>, which <text:span text:style-name="T71">is</text:span> used to distinguish this format.</text:p>
      <text:h text:style-name="P47" text:outline-level="2"><text:bookmark-start text:name="__RefHeading___Toc13990_1060902120"/>Set Year Event ID<text:bookmark-end text:name="__RefHeading___Toc13990_1060902120"/></text:h>
      <table:table table:name="Table10" table:style-name="Table10">
        <table:table-column table:style-name="Table10.A" table:number-columns-repeated="7"/>
        <table:table-column table:style-name="Table10.H"/>
        <table:table-header-rows>
          <table:table-row table:style-name="TableLine140721756209424">
            <table:table-cell table:style-name="Table10.A1" office:value-type="string">
              <text:p text:style-name="P38">Byte 0</text:p>
            </table:table-cell>
            <table:table-cell table:style-name="Table10.A1" office:value-type="string">
              <text:p text:style-name="P38">Byte 1</text:p>
            </table:table-cell>
            <table:table-cell table:style-name="Table10.A1" office:value-type="string">
              <text:p text:style-name="P38">Byte 2</text:p>
            </table:table-cell>
            <table:table-cell table:style-name="Table10.A1" office:value-type="string">
              <text:p text:style-name="P38">Byte 3</text:p>
            </table:table-cell>
            <table:table-cell table:style-name="Table10.A1" office:value-type="string">
              <text:p text:style-name="P38">Byte 4</text:p>
            </table:table-cell>
            <table:table-cell table:style-name="Table10.A1" office:value-type="string">
              <text:p text:style-name="P38">Byte 5</text:p>
            </table:table-cell>
            <table:table-cell table:style-name="Table10.A1" office:value-type="string">
              <text:p text:style-name="P38">Byte 6</text:p>
            </table:table-cell>
            <table:table-cell table:style-name="Table10.H1" office:value-type="string">
              <text:p text:style-name="P38">Byte 7</text:p>
            </table:table-cell>
          </table:table-row>
        </table:table-header-rows>
        <table:table-row table:style-name="TableLine140721719111824">
          <table:table-cell table:style-name="Table10.A2" table:number-columns-spanned="6" office:value-type="string">
            <text:p text:style-name="P31">Specific Upper Part</text:p>
          </table:table-cell>
          <table:covered-table-cell/>
          <table:covered-table-cell/>
          <table:covered-table-cell/>
          <table:covered-table-cell/>
          <table:covered-table-cell/>
          <table:table-cell table:style-name="Table10.G2" table:number-columns-spanned="2" office:value-type="string">
            <text:p text:style-name="P31">0x<text:span text:style-name="T55">B</text:span>000+Year</text:p>
            <text:p text:style-name="P31">0x<text:span text:style-name="T55">B</text:span>000-0x<text:span text:style-name="T55">B</text:span>FFF</text:p>
          </table:table-cell>
          <table:covered-table-cell/>
        </table:table-row>
      </table:table>
      <text:p text:style-name="P16">The upper nibble of byte 6 is <text:span text:style-name="T56">B</text:span>, which <text:span text:style-name="T71">is</text:span> used to distinguish this format. </text:p>
      <text:p text:style-name="P16">The lower twelve bits are the year, 0AD to 4095AD. </text:p>
      <text:h text:style-name="P47" text:outline-level="2"><text:bookmark-start text:name="__RefHeading___Toc13992_1060902120"/><text:span text:style-name="T55">Set</text:span> Rate Event ID<text:bookmark-end text:name="__RefHeading___Toc13992_1060902120"/></text:h>
      <table:table table:name="Table11" table:style-name="Table11">
        <table:table-column table:style-name="Table11.A" table:number-columns-repeated="7"/>
        <table:table-column table:style-name="Table11.H"/>
        <table:table-header-rows>
          <table:table-row table:style-name="TableLine140721721632240">
            <table:table-cell table:style-name="Table11.A1" office:value-type="string">
              <text:p text:style-name="P38">Byte 0</text:p>
            </table:table-cell>
            <table:table-cell table:style-name="Table11.A1" office:value-type="string">
              <text:p text:style-name="P38">Byte 1</text:p>
            </table:table-cell>
            <table:table-cell table:style-name="Table11.A1" office:value-type="string">
              <text:p text:style-name="P38">Byte 2</text:p>
            </table:table-cell>
            <table:table-cell table:style-name="Table11.A1" office:value-type="string">
              <text:p text:style-name="P38">Byte 3</text:p>
            </table:table-cell>
            <table:table-cell table:style-name="Table11.A1" office:value-type="string">
              <text:p text:style-name="P38">Byte 4</text:p>
            </table:table-cell>
            <table:table-cell table:style-name="Table11.A1" office:value-type="string">
              <text:p text:style-name="P38">Byte 5</text:p>
            </table:table-cell>
            <table:table-cell table:style-name="Table11.A1" office:value-type="string">
              <text:p text:style-name="P38">Byte 6</text:p>
            </table:table-cell>
            <table:table-cell table:style-name="Table11.H1" office:value-type="string">
              <text:p text:style-name="P38">Byte 7</text:p>
            </table:table-cell>
          </table:table-row>
        </table:table-header-rows>
        <table:table-row table:style-name="TableLine140721679840576">
          <table:table-cell table:style-name="Table11.A2" table:number-columns-spanned="6" office:value-type="string">
            <text:p text:style-name="P31">Specific Upper Part</text:p>
          </table:table-cell>
          <table:covered-table-cell/>
          <table:covered-table-cell/>
          <table:covered-table-cell/>
          <table:covered-table-cell/>
          <table:covered-table-cell/>
          <table:table-cell table:style-name="Table11.G2" table:number-columns-spanned="2" office:value-type="string">
            <text:p text:style-name="P31">0x<text:span text:style-name="T55">C</text:span>000+Rate</text:p>
          </table:table-cell>
          <table:covered-table-cell/>
        </table:table-row>
      </table:table>
      <text:p text:style-name="Standard"><text:span text:style-name="T21">The upper nibble of byte 6 is </text:span><text:span text:style-name="T31">C</text:span><text:span text:style-name="T21">, which </text:span><text:span text:style-name="T42">is</text:span><text:span text:style-name="T21"> used to distinguish this format.</text:span></text:p>
      <text:h text:style-name="P55" text:outline-level="2"><text:bookmark-start text:name="__RefHeading___Toc13994_1060902120"/><text:span text:style-name="T62">Query</text:span> Event ID<text:bookmark-end text:name="__RefHeading___Toc13994_1060902120"/></text:h>
      <table:table table:name="Table12" table:style-name="Table12">
        <table:table-column table:style-name="Table12.A" table:number-columns-repeated="7"/>
        <table:table-column table:style-name="Table12.H"/>
        <table:table-header-rows>
          <table:table-row table:style-name="TableLine140721679644400">
            <table:table-cell table:style-name="Table12.A1" office:value-type="string">
              <text:p text:style-name="P39">Byte 0</text:p>
            </table:table-cell>
            <table:table-cell table:style-name="Table12.A1" office:value-type="string">
              <text:p text:style-name="P39">Byte 1</text:p>
            </table:table-cell>
            <table:table-cell table:style-name="Table12.A1" office:value-type="string">
              <text:p text:style-name="P39">Byte 2</text:p>
            </table:table-cell>
            <table:table-cell table:style-name="Table12.A1" office:value-type="string">
              <text:p text:style-name="P39">Byte 3</text:p>
            </table:table-cell>
            <table:table-cell table:style-name="Table12.A1" office:value-type="string">
              <text:p text:style-name="P39">Byte 4</text:p>
            </table:table-cell>
            <table:table-cell table:style-name="Table12.A1" office:value-type="string">
              <text:p text:style-name="P39">Byte 5</text:p>
            </table:table-cell>
            <table:table-cell table:style-name="Table12.A1" office:value-type="string">
              <text:p text:style-name="P39">Byte 6</text:p>
            </table:table-cell>
            <table:table-cell table:style-name="Table12.H1" office:value-type="string">
              <text:p text:style-name="P39">Byte 7</text:p>
            </table:table-cell>
          </table:table-row>
        </table:table-header-rows>
        <table:table-row table:style-name="TableLine140721302433712">
          <table:table-cell table:style-name="Table12.A2" table:number-columns-spanned="6" office:value-type="string">
            <text:p text:style-name="P32">Specific Upper Part</text:p>
          </table:table-cell>
          <table:covered-table-cell/>
          <table:covered-table-cell/>
          <table:covered-table-cell/>
          <table:covered-table-cell/>
          <table:covered-table-cell/>
          <table:table-cell table:style-name="Table12.G2" table:number-columns-spanned="2" office:value-type="string">
            <text:p text:style-name="P32">0x<text:span text:style-name="T56">F000</text:span></text:p>
          </table:table-cell>
          <table:covered-table-cell/>
        </table:table-row>
      </table:table>
      <text:p text:style-name="P36"/>
      <text:h text:style-name="P47" text:outline-level="2"><text:bookmark-start text:name="__RefHeading___Toc13996_1060902120"/>Stop/Start <text:span text:style-name="T15">Event ID</text:span><text:bookmark-end text:name="__RefHeading___Toc13996_1060902120"/></text:h>
      <table:table table:name="Table5" table:style-name="Table5">
        <table:table-column table:style-name="Table5.A" table:number-columns-repeated="7"/>
        <table:table-column table:style-name="Table5.H"/>
        <table:table-header-rows>
          <table:table-row table:style-name="TableLine140721701552752">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style-name="TableLine140721758571680">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span text:style-name="T47">F</text:span>001</text:p>
            <text:p text:style-name="Table_20_Contents">Start 0x<text:span text:style-name="T47">F</text:span>002</text:p>
          </table:table-cell>
          <table:covered-table-cell/>
        </table:table-row>
      </table:table>
      <text:p text:style-name="P14"/>
      <text:h text:style-name="P48" text:outline-level="2"><text:bookmark-start text:name="__RefHeading___Toc13998_1060902120"/><text:span text:style-name="T61">Date Rollover</text:span> <text:span text:style-name="T15">Event ID</text:span><text:bookmark-end text:name="__RefHeading___Toc13998_1060902120"/></text:h>
      <table:table table:name="Table14" table:style-name="Table14">
        <table:table-column table:style-name="Table14.A" table:number-columns-repeated="7"/>
        <table:table-column table:style-name="Table14.H"/>
        <table:table-header-rows>
          <table:table-row table:style-name="TableLine140721758189456">
            <table:table-cell table:style-name="Table14.A1" office:value-type="string">
              <text:p text:style-name="P40">Byte 0</text:p>
            </table:table-cell>
            <table:table-cell table:style-name="Table14.A1" office:value-type="string">
              <text:p text:style-name="P40">Byte 1</text:p>
            </table:table-cell>
            <table:table-cell table:style-name="Table14.A1" office:value-type="string">
              <text:p text:style-name="P40">Byte 2</text:p>
            </table:table-cell>
            <table:table-cell table:style-name="Table14.A1" office:value-type="string">
              <text:p text:style-name="P40">Byte 3</text:p>
            </table:table-cell>
            <table:table-cell table:style-name="Table14.A1" office:value-type="string">
              <text:p text:style-name="P40">Byte 4</text:p>
            </table:table-cell>
            <table:table-cell table:style-name="Table14.A1" office:value-type="string">
              <text:p text:style-name="P40">Byte 5</text:p>
            </table:table-cell>
            <table:table-cell table:style-name="Table14.A1" office:value-type="string">
              <text:p text:style-name="P40">Byte 6</text:p>
            </table:table-cell>
            <table:table-cell table:style-name="Table14.H1" office:value-type="string">
              <text:p text:style-name="P40">Byte 7</text:p>
            </table:table-cell>
          </table:table-row>
        </table:table-header-rows>
        <table:table-row table:style-name="TableLine140721758385632">
          <table:table-cell table:style-name="Table14.A2" table:number-columns-spanned="6" office:value-type="string">
            <text:p text:style-name="P34">Specific Upper Part</text:p>
          </table:table-cell>
          <table:covered-table-cell/>
          <table:covered-table-cell/>
          <table:covered-table-cell/>
          <table:covered-table-cell/>
          <table:covered-table-cell/>
          <table:table-cell table:style-name="Table14.G2" table:number-columns-spanned="2" office:value-type="string">
            <text:p text:style-name="P34">0x<text:span text:style-name="T47">F</text:span>00<text:span text:style-name="T61">3</text:span></text:p>
          </table:table-cell>
          <table:covered-table-cell/>
        </table:table-row>
      </table:table>
      <text:p text:style-name="P14"/>
      <text:h text:style-name="P49" text:outline-level="2"><text:bookmark-start text:name="__RefHeading___Toc14000_1060902120"/><text:soft-page-break/>Undefined/Reserved <text:span text:style-name="T48">Event IDs</text:span><text:bookmark-end text:name="__RefHeading___Toc14000_1060902120"/></text:h>
      <table:table table:name="Table13" table:style-name="Table13">
        <table:table-column table:style-name="Table13.A" table:number-columns-repeated="7"/>
        <table:table-column table:style-name="Table13.H"/>
        <table:table-header-rows>
          <table:table-row table:style-name="TableLine140721701267088">
            <table:table-cell table:style-name="Table13.A1" office:value-type="string">
              <text:p text:style-name="P39">Byte 0</text:p>
            </table:table-cell>
            <table:table-cell table:style-name="Table13.A1" office:value-type="string">
              <text:p text:style-name="P39">Byte 1</text:p>
            </table:table-cell>
            <table:table-cell table:style-name="Table13.A1" office:value-type="string">
              <text:p text:style-name="P39">Byte 2</text:p>
            </table:table-cell>
            <table:table-cell table:style-name="Table13.A1" office:value-type="string">
              <text:p text:style-name="P39">Byte 3</text:p>
            </table:table-cell>
            <table:table-cell table:style-name="Table13.A1" office:value-type="string">
              <text:p text:style-name="P39">Byte 4</text:p>
            </table:table-cell>
            <table:table-cell table:style-name="Table13.A1" office:value-type="string">
              <text:p text:style-name="P39">Byte 5</text:p>
            </table:table-cell>
            <table:table-cell table:style-name="Table13.A1" office:value-type="string">
              <text:p text:style-name="P39">Byte 6</text:p>
            </table:table-cell>
            <table:table-cell table:style-name="Table13.H1" office:value-type="string">
              <text:p text:style-name="P39">Byte 7</text:p>
            </table:table-cell>
          </table:table-row>
        </table:table-header-rows>
        <table:table-row table:style-name="TableLine140721721651248">
          <table:table-cell table:style-name="Table13.A2" table:number-columns-spanned="6" office:value-type="string">
            <text:p text:style-name="P32">Specific Upper Part</text:p>
          </table:table-cell>
          <table:covered-table-cell/>
          <table:covered-table-cell/>
          <table:covered-table-cell/>
          <table:covered-table-cell/>
          <table:covered-table-cell/>
          <table:table-cell table:style-name="Table13.G2" table:number-columns-spanned="2" office:value-type="string">
            <text:p text:style-name="P33">All byte 6 and byte 7 values not defined above</text:p>
          </table:table-cell>
          <table:covered-table-cell/>
        </table:table-row>
      </table:table>
      <text:p text:style-name="P11"><text:span text:style-name="T43">All undefined byte 6 and byte 7 values are reserved for future use. </text:span><text:span text:style-name="T44">They shall not be sent. If received, they shall be ignored.</text:span></text:p>
      <text:h text:style-name="Heading_20_1" text:outline-level="1"><text:bookmark-start text:name="__RefHeading___Toc14002_1060902120"/>States (Normative)<text:bookmark-end text:name="__RefHeading___Toc14002_1060902120"/></text:h>
      <text:p text:style-name="Standard">Each clock has an independent current time, independent running/stopped state and an independent rate.</text:p>
      <text:p text:style-name="Standard">When the clock is in stopped state, it’s time is not changing.</text:p>
      <text:p text:style-name="Standard">When the clock is in running state, it’s internal time is advancing <text:span text:style-name="T63">&lt;</text:span>rate<text:span text:style-name="T63">&gt;</text:span> <text:span text:style-name="T63">times</text:span> as fast as normal time.</text:p>
      <text:h text:style-name="Heading_20_1" text:outline-level="1"><text:bookmark-start text:name="__RefHeading___Toc14004_1060902120"/>Interactions (Normative)<text:bookmark-end text:name="__RefHeading___Toc14004_1060902120"/></text:h>
      <text:h text:style-name="P50" text:outline-level="2"><text:bookmark-start text:name="__RefHeading___Toc14006_1060902120"/>Startup<text:bookmark-end text:name="__RefHeading___Toc14006_1060902120"/></text:h>
      <text:p text:style-name="P20"><text:span text:style-name="T57">When a clock generator starts to operate, it shall send a Producer </text:span>Range <text:span text:style-name="T57">Identified and a Consumer Range Identified message covering the whole </text:span>16-bit range of the clock’s 6-byte “Specific Upper Part”. </text:p>
      <text:p text:style-name="P20"><text:span text:style-name="T58">Clock consumers that wish to track the progression of time by consuming all produced time events shall send a Consumer Range Identified message covering the </text:span>whole 16-bit range of the clock’s 6-byte “Specific Upper Part”. <text:span text:style-name="T68">Clock consumers that wish to consume specific individual events shall send the corresponding Consumer Identified messages for each individual time event consumed. A single clock consumer may combine the use of these two consumer identify methods as needed.</text:span></text:p>
      <text:p text:style-name="P21">When a clock generator starts to operate, it shall also send the sequence specified in section <text:bookmark-ref text:reference-format="chapter" text:ref-name="__RefHeading___Toc8533_1919944447">6.3</text:bookmark-ref><text:s/><text:bookmark-ref text:reference-format="direction" text:ref-name="__RefHeading___Toc8533_1919944447">below</text:bookmark-ref>.</text:p>
      <text:h text:style-name="P51" text:outline-level="2"><text:bookmark-start text:name="__RefHeading___Toc9049_843294464"/>Clock Report<text:bookmark-end text:name="__RefHeading___Toc9049_843294464"/></text:h>
      <text:p text:style-name="P22"><text:span text:style-name="T33">W</text:span><text:span text:style-name="T21">hile running, a clock generator shall send a Report Time </text:span><text:span text:style-name="T33">E</text:span><text:span text:style-name="T21">vent </text:span><text:span text:style-name="T34">no more frequently than</text:span><text:span text:style-name="T36"> </text:span><text:span text:style-name="T21">once per real world minute </text:span><text:span text:style-name="T38">and </text:span><text:span text:style-name="T35">no less frequently than</text:span><text:span text:style-name="T38"> once per real world hour </text:span><text:span text:style-name="T33">with the following exceptions:</text:span></text:p>
      <text:list xml:id="list3109864830" text:style-name="L5">
        <text:list-item>
          <text:p text:style-name="P59"><text:span text:style-name="T60">T</text:span>he <text:span text:style-name="T13">interaction described in section </text:span><text:span text:style-name="T13"><text:bookmark-ref text:reference-format="chapter" text:ref-name="__RefHeading___Toc8533_1919944447">6.3</text:bookmark-ref></text:span><text:s/><text:bookmark-ref text:reference-format="direction" text:ref-name="__RefHeading___Toc8533_1919944447">below</text:bookmark-ref><text:s/><text:span text:style-name="T51">requires it.</text:span></text:p>
        </text:list-item>
        <text:list-item>
          <text:p text:style-name="P59">The clock generator has previously received a Consumer Identified message for a specific <text:span text:style-name="T69">(not a range) </text:span>Report <text:span text:style-name="T52">T</text:span>ime Event, in which case it will <text:span text:style-name="T7">always generate this event when appropriate.</text:span></text:p>
        </text:list-item>
      </text:list>
      <text:p text:style-name="P22"><text:span text:style-name="T37">It is the responsibility of clock consumer</text:span><text:span text:style-name="T32">s</text:span><text:span text:style-name="T37"> to keep track of intermediate time between Report Time Events. </text:span><text:span text:style-name="T29">The standard purposely does not define how a clock consumer internally implements time.</text:span></text:p>
      <text:p text:style-name="P23"><text:soft-page-break/><text:span text:style-name="T29">W</text:span><text:span text:style-name="T28">hile running, a clock generator shall send a Date Rollover Event immediately prior to a rollover in the progression of time </text:span><text:span text:style-name="T41">in either direction through</text:span><text:span text:style-name="T28"> hour 0 and minute 0 and three real seconds later send </text:span><text:span text:style-name="T38">Report Year and </text:span><text:span text:style-name="T28">Report </text:span><text:span text:style-name="T38">Date Event</text:span><text:span text:style-name="T28">s</text:span><text:span text:style-name="T38">.</text:span></text:p>
      <text:h text:style-name="P52" text:outline-level="2"><text:bookmark-start text:name="__RefHeading___Toc8533_1919944447"/>Clock <text:span text:style-name="T67">Synchronization</text:span><text:bookmark-end text:name="__RefHeading___Toc8533_1919944447"/></text:h>
      <text:p text:style-name="P24"><text:span text:style-name="T24">In order to provide all the necessary state for the synchronization of a clock consumer</text:span><text:span text:style-name="T22"> </text:span><text:span text:style-name="T23">the following sequence of messages </text:span><text:span text:style-name="T24">shall be produced</text:span><text:span text:style-name="T23"> with the last valid events of the given group, in this specific order:</text:span></text:p>
      <text:list xml:id="list3745717077" text:style-name="L6">
        <text:list-item text:start-value="1">
          <text:p text:style-name="P60">Producer Identified Valid <text:span text:style-name="T54">for </text:span>Start or Stop <text:span text:style-name="T54">Event ID,</text:span></text:p>
        </text:list-item>
        <text:list-item>
          <text:p text:style-name="P60">Producer Identified Valid <text:span text:style-name="T54">for </text:span>Report Rate <text:span text:style-name="T54">event,</text:span></text:p>
        </text:list-item>
        <text:list-item>
          <text:p text:style-name="P61"><text:span text:style-name="T53">Producer Identified Valid for </text:span>Report Year <text:span text:style-name="T54">event,</text:span></text:p>
        </text:list-item>
        <text:list-item>
          <text:p text:style-name="P61"><text:span text:style-name="T53">Producer Identified Valid for </text:span>Report Date <text:span text:style-name="T54">event,</text:span></text:p>
        </text:list-item>
        <text:list-item>
          <text:p text:style-name="P60">Producer Identified Valid <text:span text:style-name="T54">for </text:span>Report Time <text:span text:style-name="T54">event,</text:span></text:p>
        </text:list-item>
        <text:list-item>
          <text:p text:style-name="P60">Producer/Consumer Event Report <text:span text:style-name="T54">for Report</text:span> Time <text:span text:style-name="T54">event for next minute, when it becomes</text:span> valid.</text:p>
        </text:list-item>
      </text:list>
      <text:h text:style-name="P53" text:outline-level="2"><text:bookmark-start text:name="__RefHeading___Toc14008_1060902120"/>Clock Query<text:bookmark-end text:name="__RefHeading___Toc14008_1060902120"/></text:h>
      <text:p text:style-name="P25">If a clock generator receives a Query Event, it shall respond with the sequence provided in section <text:bookmark-ref text:reference-format="chapter" text:ref-name="__RefHeading___Toc8533_1919944447">6.3</text:bookmark-ref><text:s/><text:bookmark-ref text:reference-format="direction" text:ref-name="__RefHeading___Toc8533_1919944447">above</text:bookmark-ref>.</text:p>
      <text:h text:style-name="P54" text:outline-level="2"><text:bookmark-start text:name="__RefHeading___Toc14010_1060902120"/>C<text:span text:style-name="T59">l</text:span>ock Set<text:bookmark-end text:name="__RefHeading___Toc14010_1060902120"/></text:h>
      <text:p text:style-name="P10">Any node may <text:span text:style-name="T70">set</text:span> a clock generator. </text:p>
      <text:p text:style-name="P10">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15"><text:span text:style-name="T49">If a Start or Stop, Set Rate, Set Year, Set Date, or Set Time Event is received, the clock generator shall make the change effective </text:span><text:span text:style-name="T10">immediately, </text:span><text:span text:style-name="T12">and</text:span><text:span text:style-name="T10"> </text:span><text:span text:style-name="T12">produce </text:span><text:span text:style-name="T9">the effective Report Rate, Report Year, Report Date, or Report Time Event</text:span><text:span text:style-name="T10">. </text:span><text:span text:style-name="T11">Three</text:span><text:span text:style-name="T50"> seconds after the last Start or Stop, Set Rate, Set Year, Set Date, and/or Set Time has been received, the sequence of messages defined in section </text:span><text:span text:style-name="T50"><text:bookmark-ref text:reference-format="chapter" text:ref-name="__RefHeading___Toc8533_1919944447">6.3</text:bookmark-ref></text:span><text:span text:style-name="T50"><text:s/></text:span><text:span text:style-name="T50"><text:bookmark-ref text:reference-format="direction" text:ref-name="__RefHeading___Toc8533_1919944447">above</text:bookmark-ref></text:span><text:span text:style-name="T50"><text:s/>shall be sent.</text:span></text:p>
      <text:p text:style-name="P12"><text:span text:style-name="T26">I</text:span><text:span text:style-name="T25">f the time generator’s settings are changed using some form of “out of band” mechanism, t</text:span><text:span text:style-name="T46">hree</text:span><text:span text:style-name="T27"> seconds after the last </text:span><text:span text:style-name="T25">change to </text:span><text:span text:style-name="T27">Start or Stop, Rate, Year, Date, and/or Time, the sequence of messages defined in section </text:span><text:span text:style-name="T27"><text:bookmark-ref text:reference-format="chapter" text:ref-name="__RefHeading___Toc8533_1919944447">6.3</text:bookmark-ref></text:span><text:span text:style-name="T27"><text:s/></text:span><text:span text:style-name="T27"><text:bookmark-ref text:reference-format="direction" text:ref-name="__RefHeading___Toc8533_1919944447">above</text:bookmark-ref></text:span><text:span text:style-name="T27"><text:s/>shall be sent.</text:span></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text:s/>1 <text:s/>Introduction (Informative)<text:tab/>1</text:p>
          <text:p text:style-name="P43"><text:s/>2 <text:s/>Intended Use (Informative)<text:tab/>1</text:p>
          <text:p text:style-name="P43"><text:s/>3 <text:s/>References and Context (Normative)<text:tab/>2</text:p>
          <text:p text:style-name="P43"><text:s/>4 <text:s/>Message Formats (Normative)<text:tab/>2</text:p>
          <text:p text:style-name="P44"><text:s/>4.1 <text:s/>Report Time Event ID<text:tab/>2</text:p>
          <text:p text:style-name="P44"><text:s/>4.2 <text:s/>Report Date Event ID<text:tab/>3</text:p>
          <text:p text:style-name="P44"><text:s/>4.3 <text:s/>Report Year Event ID<text:tab/>3</text:p>
          <text:p text:style-name="P44"><text:s/>4.4 <text:s/>Report Rate Event ID<text:tab/>3</text:p>
          <text:p text:style-name="P44"><text:s/>4.5 <text:s/>Set Time Event ID<text:tab/>3</text:p>
          <text:p text:style-name="P44"><text:s/>4.6 <text:s/>Set Date Event ID<text:tab/>3</text:p>
          <text:p text:style-name="P44"><text:s/>4.7 <text:s/>Set Year Event ID<text:tab/>4</text:p>
          <text:p text:style-name="P44"><text:s/>4.8 <text:s/>Set Rate Event ID<text:tab/>4</text:p>
          <text:p text:style-name="P44"><text:s/>4.9 <text:s/>Query Event ID<text:tab/>4</text:p>
          <text:p text:style-name="P44"><text:s/>4.10 <text:s/>Stop/Start Event ID<text:tab/>4</text:p>
          <text:p text:style-name="P44"><text:s/>4.11 <text:s/>Date Rollover Event ID<text:tab/>4</text:p>
          <text:p text:style-name="P44"><text:s/>4.12 <text:s/>Undefined/Reserved Event IDs<text:tab/>5</text:p>
          <text:p text:style-name="P43"><text:s/>5 <text:s/>States (Normative)<text:tab/>5</text:p>
          <text:p text:style-name="P43"><text:s/>6 <text:s/>Interactions (Normative)<text:tab/>5</text:p>
          <text:p text:style-name="P44"><text:s/>6.1 <text:s/>Startup<text:tab/>5</text:p>
          <text:p text:style-name="P44"><text:s/>6.2 <text:s/>Clock Report<text:tab/>5</text:p>
          <text:p text:style-name="P44"><text:s/>6.3 <text:s/>Clock Synchronization<text:tab/>6</text:p>
          <text:p text:style-name="P44"><text:s/>6.4 <text:s/>Clock Query<text:tab/>6</text:p>
          <text:p text:style-name="P44"><text:s/>6.5 <text:s/>Clock Set<text:tab/>6</text:p>
        </text:index-body>
      </text:table-of-content>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621cm" style:type="right"/>
        </style:tab-stops>
      </style:paragraph-properties>
      <style:text-properties officeooo:paragraph-rsid="00531874"/>
    </style:style>
    <style:style style:name="MP3" style:family="paragraph" style:parent-style-name="Header">
      <style:text-properties fo:language="zxx" fo:country="none" style:language-asian="zxx" style:country-asian="none"/>
    </style:style>
    <style:style style:name="MP4" style:family="paragraph" style:parent-style-name="Text_20_body">
      <style:paragraph-properties>
        <style:tab-stops>
          <style:tab-stop style:position="7.62cm" style:type="center"/>
          <style:tab-stop style:position="16.508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MT1" style:family="text">
      <style:text-properties officeooo:rsid="00494889"/>
    </style:style>
    <style:style style:name="MT2" style:family="text">
      <style:text-properties officeooo:rsid="0007b250"/>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T5" style:family="text">
      <style:text-properties officeooo:rsid="0041c379"/>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Broadcast </text:span>Time <text:span text:style-name="MT2">Protocol</text:span> Standard</text:p>
      </style:header>
      <style:footer>
        <text:p text:style-name="MP2"><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7</text:page-number></text:span></text:span><text:span text:style-name="Page_20_Number"><text:span text:style-name="MT4"><text:s/>of </text:span></text:span><text:span text:style-name="Page_20_Number"><text:span text:style-name="MT4"><text:page-count style:num-format="1">7</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0"><draw:image xlink:href="Pictures/10000000000001310000006C617D372BF560F942.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span text:style-name="MT5">Broadcast </text:span>Time Protocol</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7</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itle) Standard</dc:title>
    <meta:initial-creator>Alex Shepherd</meta:initial-creator>
    <meta:creation-date>2009-01-22T07:11:27</meta:creation-date>
    <meta:editing-cycles>151</meta:editing-cycles>
    <meta:editing-duration>PT20H12M16S</meta:editing-duration>
    <meta:generator>LibreOffice/7.0.5.2$MacOSX_X86_64 LibreOffice_project/64390860c6cd0aca4beafafcfd84613dd9dfb63a</meta:generator>
    <dc:date>2021-04-30T22:02:44.493160021</dc:date>
    <dc:creator>Alex Shepherd</dc:creator>
    <meta:document-statistic meta:table-count="13" meta:image-count="1" meta:object-count="0" meta:page-count="7" meta:paragraph-count="243" meta:word-count="1975" meta:character-count="11202" meta:non-whitespace-character-count="9409"/>
    <meta:user-defined meta:name="OLCBdate">Apr 25, 2021</meta:user-defined>
    <meta:user-defined meta:name="OLCBstatus">Adopted</meta:user-defined>
    <meta:user-defined meta:name="OLCByear">2021</meta:user-defined>
  </office:meta>
</office:document-meta>
</file>